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8pt" style:text-underline-style="none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number-columns-repeated="10" table:default-cell-style-name="ce1"/>
        <table:table-column table:style-name="co2" table:number-columns-repeated="5" table:default-cell-style-name="Default"/>
        <table:table-column table:style-name="co1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2"/>
          <table:table-cell office:value-type="string">
            <text:p>Width: 15</text:p>
          </table:table-cell>
        </table:table-row>
        <table:table-row table:style-name="ro1">
          <table:table-cell table:number-columns-repeated="7"/>
          <table:table-cell table:style-name="ce2" office:value-type="float" office:value="0">
            <text:p>0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4]+1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number-columns-repeated="11" table:style-name="ce2" office:value-type="string">
            <text:p>-</text:p>
          </table:table-cell>
          <table:table-cell table:style-name="ce2" table:formula="of:=[.V4]+15" office:value-type="float" office:value="29">
            <text:p>2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5]+1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float" office:value="36">
            <text:p>36</text:p>
          </table:table-cell>
          <table:table-cell table:number-columns-repeated="6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5]+15" office:value-type="float" office:value="44">
            <text:p>4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6]+1" office:value-type="float" office:value="45">
            <text:p>45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6]+15" office:value-type="float" office:value="59">
            <text:p>5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7]+1" office:value-type="float" office:value="60">
            <text:p>60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7]+15" office:value-type="float" office:value="74">
            <text:p>7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8]+1" office:value-type="float" office:value="75">
            <text:p>75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8]+15" office:value-type="float" office:value="89">
            <text:p>8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9]+1" office:value-type="float" office:value="90">
            <text:p>90</text:p>
          </table:table-cell>
          <table:table-cell table:style-name="ce2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9]+15" office:value-type="float" office:value="104">
            <text:p>10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0]+1" office:value-type="float" office:value="105">
            <text:p>105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0]+15" office:value-type="float" office:value="119">
            <text:p>11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1]+1" office:value-type="float" office:value="120">
            <text:p>120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1]+15" office:value-type="float" office:value="134">
            <text:p>13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2]+1" office:value-type="float" office:value="135">
            <text:p>135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2]+15" office:value-type="float" office:value="149">
            <text:p>14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3]+1" office:value-type="float" office:value="150">
            <text:p>150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3]+15" office:value-type="float" office:value="164">
            <text:p>164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4]+1" office:value-type="float" office:value="165">
            <text:p>165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4]+15" office:value-type="float" office:value="179">
            <text:p>179</text:p>
          </table:table-cell>
          <table:table-cell/>
        </table:table-row>
        <table:table-row table:style-name="ro1">
          <table:table-cell table:number-columns-repeated="7"/>
          <table:table-cell table:style-name="ce2" table:formula="of:=[.V15]+1" office:value-type="float" office:value="180">
            <text:p>180</text:p>
          </table:table-cell>
          <table:table-cell table:style-name="ce2" office:value-type="string">
            <text:p>-</text:p>
          </table:table-cell>
          <table:table-cell table:number-columns-repeated="11" table:style-name="ce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table:formula="of:=[.V15]+15" office:value-type="float" office:value="194">
            <text:p>194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Height: 13</text:p>
          </table:table-cell>
          <table:table-cell table:number-columns-repeated="15"/>
          <table:table-cell office:value-type="string">
            <text:p>Size: 195</text:p>
          </table:table-cell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16.02.2014</text:date>, <text:time>19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21:59:10.44</meta:creation-date>
    <dc:date>2014-02-16T19:13:27.51</dc:date>
    <meta:editing-duration>PT56M10S</meta:editing-duration>
    <meta:editing-cycles>2</meta:editing-cycles>
    <meta:generator>OpenOffice.org/3.4.1$Win32 OpenOffice.org_project/341m1$Build-9593</meta:generator>
    <meta:document-statistic meta:table-count="3" meta:cell-count="198" meta:object-count="0"/>
  </office:meta>
</office:document-meta>
</file>